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e1" style:family="table">
      <style:table-properties style:width="17.013cm" fo:margin-left="0cm" table:align="left"/>
    </style:style>
    <style:style style:name="Tabelle1.A" style:family="table-column">
      <style:table-column-properties style:column-width="3.889cm"/>
    </style:style>
    <style:style style:name="Tabelle1.B" style:family="table-column">
      <style:table-column-properties style:column-width="13.123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5b9c7" officeooo:paragraph-rsid="0015b9c7"/>
    </style:style>
    <style:style style:name="P2" style:family="paragraph" style:parent-style-name="Text_20_body">
      <style:text-properties officeooo:rsid="0015b9c7" officeooo:paragraph-rsid="0015b9c7"/>
    </style:style>
    <style:style style:name="P3" style:family="paragraph" style:parent-style-name="Table_20_Contents">
      <style:text-properties officeooo:rsid="001a27fa" officeooo:paragraph-rsid="001a27fa"/>
    </style:style>
    <style:style style:name="P4" style:family="paragraph" style:parent-style-name="Text_20_body">
      <style:text-properties officeooo:rsid="000a3934" officeooo:paragraph-rsid="000a3934"/>
    </style:style>
    <style:style style:name="P5" style:family="paragraph" style:parent-style-name="Text_20_body">
      <style:text-properties officeooo:rsid="000d1242" officeooo:paragraph-rsid="000d1242"/>
    </style:style>
    <style:style style:name="P6" style:family="paragraph" style:parent-style-name="Text_20_body">
      <style:text-properties officeooo:rsid="000d1242" officeooo:paragraph-rsid="001a27fa"/>
    </style:style>
    <style:style style:name="P7" style:family="paragraph" style:parent-style-name="Text_20_body">
      <style:text-properties officeooo:rsid="00164bb1" officeooo:paragraph-rsid="001b5327"/>
    </style:style>
    <style:style style:name="P8" style:family="paragraph" style:parent-style-name="Text_20_body">
      <style:text-properties officeooo:rsid="00164bb1" officeooo:paragraph-rsid="0020d3fc"/>
    </style:style>
    <style:style style:name="P9" style:family="paragraph" style:parent-style-name="Text_20_body">
      <style:text-properties officeooo:rsid="0017dcd9" officeooo:paragraph-rsid="0017dcd9"/>
    </style:style>
    <style:style style:name="P10" style:family="paragraph" style:parent-style-name="Text_20_body">
      <style:text-properties officeooo:rsid="000606a3" officeooo:paragraph-rsid="000606a3"/>
    </style:style>
    <style:style style:name="P11" style:family="paragraph" style:parent-style-name="Text_20_body">
      <style:text-properties officeooo:rsid="001ae180" officeooo:paragraph-rsid="001ae180"/>
    </style:style>
    <style:style style:name="P12" style:family="paragraph" style:parent-style-name="Text_20_body">
      <style:text-properties officeooo:paragraph-rsid="001861c2"/>
    </style:style>
    <style:style style:name="P13" style:family="paragraph" style:parent-style-name="Text_20_body">
      <style:text-properties officeooo:rsid="001eca6c" officeooo:paragraph-rsid="001eca6c"/>
    </style:style>
    <style:style style:name="P14" style:family="paragraph" style:parent-style-name="Heading_20_1">
      <style:text-properties officeooo:rsid="0015b9c7" officeooo:paragraph-rsid="0015b9c7"/>
    </style:style>
    <style:style style:name="P15" style:family="paragraph" style:parent-style-name="Text_20_body" style:list-style-name="L1">
      <style:text-properties officeooo:rsid="00231187" officeooo:paragraph-rsid="00231187"/>
    </style:style>
    <style:style style:name="T1" style:family="text">
      <style:text-properties officeooo:rsid="00049403"/>
    </style:style>
    <style:style style:name="T2" style:family="text">
      <style:text-properties officeooo:rsid="00072d22"/>
    </style:style>
    <style:style style:name="T3" style:family="text">
      <style:text-properties officeooo:rsid="0008ed4e"/>
    </style:style>
    <style:style style:name="T4" style:family="text">
      <style:text-properties officeooo:rsid="000afae3"/>
    </style:style>
    <style:style style:name="T5" style:family="text">
      <style:text-properties officeooo:rsid="000b1e70"/>
    </style:style>
    <style:style style:name="T6" style:family="text">
      <style:text-properties officeooo:rsid="000b4e4a"/>
    </style:style>
    <style:style style:name="T7" style:family="text">
      <style:text-properties officeooo:rsid="000be51a"/>
    </style:style>
    <style:style style:name="T8" style:family="text">
      <style:text-properties officeooo:rsid="0015b9c7"/>
    </style:style>
    <style:style style:name="T9" style:family="text">
      <style:text-properties style:font-name="Liberation Sans1" fo:font-size="16.1000003814697pt" fo:font-weight="bold" officeooo:rsid="0015b9c7" style:font-name-asian="Microsoft YaHei" style:font-size-asian="16.1000003814697pt" style:font-weight-asian="bold" style:font-name-complex="Lucida Sans1" style:font-size-complex="16.1000003814697pt" style:font-weight-complex="bold"/>
    </style:style>
    <style:style style:name="T10" style:family="text">
      <style:text-properties officeooo:rsid="001861c2"/>
    </style:style>
    <style:style style:name="T11" style:family="text">
      <style:text-properties officeooo:rsid="00194161"/>
    </style:style>
    <style:style style:name="T12" style:family="text">
      <style:text-properties officeooo:rsid="001a27fa"/>
    </style:style>
    <style:style style:name="T13" style:family="text">
      <style:text-properties officeooo:rsid="001b5327"/>
    </style:style>
    <style:style style:name="T14" style:family="text">
      <style:text-properties officeooo:rsid="001ce3f2"/>
    </style:style>
    <style:style style:name="T15" style:family="text">
      <style:text-properties officeooo:rsid="001d5c31"/>
    </style:style>
    <style:style style:name="T16" style:family="text">
      <style:text-properties officeooo:rsid="0020d3fc"/>
    </style:style>
    <style:style style:name="T17" style:family="text">
      <style:text-properties officeooo:rsid="00243b23"/>
    </style:style>
    <style:style style:name="T18" style:family="text">
      <style:text-properties officeooo:rsid="0025f1b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inleitung</text:h>
      <text:p text:style-name="P10">Das Volumen der bestellten Waren im E-Commerce Bereich wächst stetig <text:span text:style-name="T7">und durch die Corona-Krise</text:span><text:span text:style-name="T6"> erfuhr dieser Prozess </text:span><text:span text:style-name="T7">eine Beschleunigung</text:span>. Die meisten Umsätze verzeichnen virtuelle Marktplätze, wie Amazon und Ebay, <text:span text:style-name="T5">a</text:span><text:span text:style-name="T2">ber auch kleine Onlineshops können durchaus bestehen.</text:span></text:p>
      <text:p text:style-name="P12"><text:span text:style-name="T10">(Hier könnte noch ein</text:span><text:span text:style-name="T11">e</text:span><text:span text:style-name="T10"> Grafik anschaulicher wirken)</text:span></text:p>
      <text:p text:style-name="P4">Mithilfe von Machine Learning können aus vorhanden<text:span text:style-name="T4">en</text:span> Daten, Nutzergruppe bestimmt werden, <text:span text:style-name="T13">mit deren Hilfe besser Angebote für die Nutzergruppen erstellt und ausgespielt werden können.</text:span></text:p>
      <text:h text:style-name="Heading_20_2" text:outline-level="2">Motivation</text:h>
      <text:p text:style-name="P7">Im E-Commerce nutzen Onlineshop Betreiber Kundenklassifizierungen, um Kunden einzuteilen und ihnen besser Angebote unterbreiten zu können. Oft sind diese Klassifizierungen in den ersten Schritten <text:span text:style-name="T1">bei der Shop-Planung</text:span> oder bei einem Relaunch erstellt wurden, basierend auf einer erwarteten und anvisierten Kundengruppe. <text:span text:style-name="T2">In vielen Fällen werden keine Kundenklassifizierungen erstellt. Es wird unterstellt das </text:span><text:span text:style-name="T3">alle </text:span><text:span text:style-name="T2">Menschen </text:span><text:span text:style-name="T3">zur Zielgruppe gehören.</text:span></text:p>
      <text:h text:style-name="Heading_20_3" text:outline-level="3">Ausgangslage</text:h>
      <text:p text:style-name="P8"><text:span text:style-name="T13">Im Rahmen dieser Arbeit soll ein kleiner Onlineshop eines Verlages aus dem Nordosten Deutschlands untersucht werden. </text:span><text:span text:style-name="T16">Über den Shop werden hauptsächlich Print-Produkte wie Bücher und Zeitschriften. </text:span><text:span text:style-name="T14">Eine vorherige Planung und Analyse der Nutzergruppen und ihrer Bedürfnisse sind einigen Mitarbeitern, die den Shop betreuen, nicht wichtig.</text:span></text:p>
      <text:p text:style-name="P8"><text:span text:style-name="T14">Folgende Aussagen </text:span><text:span text:style-name="T15">trafen</text:span><text:span text:style-name="T14"> Mitarbeitern, die unmittelbar mit den Onlineshop Arbeiten und </text:span><text:span text:style-name="T15">diesen b</text:span><text:span text:style-name="T14">etreuen.</text:span>„Für den Onlineshop benötigen wir keine Nutzergruppen, dafür haben wir die verschiedene Menüpunkte. Nutzergruppen werden erst interessant, wenn wir auf verschiedenen Kanäle Werbung schalten.“ Aussage einer Mitarbeiterin für Kundenmanagement. „Zielgruppendefinition ist wichtig, aber für den Shop sollte keine angefertigt werden.“ Aussage einer Mitarbeiterin des Webdesigner Teams.</text:p>
      <text:h text:style-name="Heading_20_3" text:outline-level="3">Vorteile durch die Vorhersage</text:h>
      <text:p text:style-name="P13">Einer der wichtigsten Vorteile einer durch künstlicher Intelligenz vorhergesagten Nutzergruppenklassifizierung wäre das Ausschließen des menschlichen Einwirkens. <text:span text:style-name="T18">Das Erhöht die Genauigkeit der Entscheidungen und es passieren weniger Fehler. Des Weiteren erkennt künstliche Intelligenz versteckte Muster aus tausenden und mehr Datensätzen. </text:span>Ein weiterer Vorteil ist die Möglichkeit einer zeitnahen Anpassung der Verkaufsprozesse auf der Webseite <text:span text:style-name="T18">und eine kontinuierliche Optimierung des Onlineauftritts.</text:span></text:p>
      <text:h text:style-name="Heading_20_2" text:outline-level="2"><text:soft-page-break/>Ziel der Arbeit</text:h>
      <text:p text:style-name="P6">In dieser Arbeit <text:span text:style-name="T12">ist</text:span> die <text:span text:style-name="T12">Prüfung, ob eine </text:span>mögliche <text:span text:style-name="T12">Vorhersage</text:span> der <text:span text:style-name="T12">Nutzergruppenk</text:span>lassifizierung durch künstliche Intelligenz <text:span text:style-name="T12">möglich ist und ob diese Vorhersage Vorteile gegenüber einer klassischen Klassifizierung, beispielsweise durch Personas ist</text:span>. <text:span text:style-name="T12">Für die Vorhersage werden vorhandene Daten aus dem Shop und verschiedene externe Quellen verwendet.</text:span></text:p>
      <text:p text:style-name="P11">Durch die Zielsetzung lässt sich folgende Forschungsfrage und dazugehörige Unterfragen formulieren:</text:p>
      <text:p text:style-name="P11">„Ist die Erstellung eine Nutzergruppenklassifizierung mit Machine-Learning besser als eine klassische Analyse der Nutzergruppen?“</text:p>
      <text:list text:style-name="L1">
        <text:list-item>
          <text:p text:style-name="P15">Welche Systeme und Algorithmen eignen sich am besten für die Klassifizierung?</text:p>
        </text:list-item>
      </text:list>
      <text:h text:style-name="Heading_20_2" text:outline-level="2">Inhaltlicher Aufbau der Arbeit</text:h>
      <text:p text:style-name="P5">Diesen Teil schreibe ich während der Fertigstellung der einzelnen Kapitel.</text:p>
      <text:h text:style-name="P14" text:outline-level="1">Zusatz</text:h>
      <text:h text:style-name="Heading_20_2" text:outline-level="2">Fragen zum Kapitel</text:h>
      <text:p text:style-name="P5">Geht man bei der Motivation auf ein konkretes Beispiel oder ein allgemeines Problem?</text:p>
      <text:p text:style-name="P9">Muss ich bei Aussagen von Mitarbeiten den Namen angeben?</text:p>
      <text:h text:style-name="Heading_20_2" text:outline-level="2">Begriffe <text:span text:style-name="T8">zum </text:span><text:span text:style-name="T17">K</text:span><text:span text:style-name="T8">lären</text:span></text:h>
      <text:p text:style-name="P9">Begriffe die in der Arbeit erklärt werden sollten.</text:p>
      <table:table table:name="Tabelle1" table:style-name="Tabelle1">
        <table:table-column table:style-name="Tabelle1.A"/>
        <table:table-column table:style-name="Tabelle1.B"/>
        <table:table-row>
          <table:table-cell table:style-name="Tabelle1.A1" office:value-type="string">
            <text:p text:style-name="Table_20_Heading">Begriff</text:p>
          </table:table-cell>
          <table:table-cell table:style-name="Tabelle1.B1" office:value-type="string">
            <text:p text:style-name="Table_20_Heading">Erklärung</text:p>
          </table:table-cell>
        </table:table-row>
        <table:table-row>
          <table:table-cell table:style-name="Tabelle1.A2" office:value-type="string">
            <text:p text:style-name="P1">Relaunch</text:p>
          </table:table-cell>
          <table:table-cell table:style-name="Tabelle1.B2" office:value-type="string">
            <text:p text:style-name="Table_20_Contents"/>
          </table:table-cell>
        </table:table-row>
        <table:table-row>
          <table:table-cell table:style-name="Tabelle1.A2" office:value-type="string">
            <text:p text:style-name="P3">Ebay</text:p>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11T08:05:17.550000000</meta:creation-date>
    <dc:date>2022-11-21T18:06:48.535000000</dc:date>
    <meta:editing-duration>PT7H30M23S</meta:editing-duration>
    <meta:editing-cycles>32</meta:editing-cycles>
    <meta:generator>LibreOffice/7.4.0.3$Windows_X86_64 LibreOffice_project/f85e47c08ddd19c015c0114a68350214f7066f5a</meta:generator>
    <meta:document-statistic meta:table-count="1" meta:image-count="0" meta:object-count="0" meta:page-count="2" meta:paragraph-count="28" meta:word-count="440" meta:character-count="3389" meta:non-whitespace-character-count="2987"/>
  </office:meta>
</office:document-meta>
</file>